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Lien_32_hypertexte" style:data-style-name="N0">
      <style:table-cell-properties fo:border="thin solid #000000" fo:background-color="transparent"/>
      <style:text-properties fo:color="#467886" style:text-underline-style="solid" style:text-underline-type="single"/>
    </style:style>
    <style:style style:name="ce16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442708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4.0878125cm"/>
    </style:style>
    <style:style style:name="co7" style:family="table-column">
      <style:table-column-properties fo:break-before="auto" style:column-width="2.44739583333333cm"/>
    </style:style>
    <style:style style:name="co8" style:family="table-column">
      <style:table-column-properties fo:break-before="auto" style:column-width="10.1732291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ro4" style:family="table-row">
      <style:table-row-properties style:row-height="32.95pt" style:use-optimal-row-height="false" fo:break-before="auto"/>
    </style:style>
    <style:style style:name="ro5" style:family="table-row">
      <style:table-row-properties style:row-height="35.2pt" style:use-optimal-row-height="false" fo:break-before="auto"/>
    </style:style>
    <style:style style:name="ro6" style:family="table-row">
      <style:table-row-properties style:row-height="24.7pt" style:use-optimal-row-height="false" fo:break-before="auto"/>
    </style:style>
    <style:style style:name="ro7" style:family="table-row">
      <style:table-row-properties style:row-height="23.2pt" style:use-optimal-row-height="false" fo:break-before="auto"/>
    </style:style>
    <style:style style:name="ro8" style:family="table-row">
      <style:table-row-properties style:row-height="20.2pt" style:use-optimal-row-height="false" fo:break-before="auto"/>
    </style:style>
    <style:style style:name="ro9" style:family="table-row">
      <style:table-row-properties style:row-height="58.15pt" style:use-optimal-row-height="false" fo:break-before="auto"/>
    </style:style>
    <style:style style:name="ro10" style:family="table-row">
      <style:table-row-properties style:row-height="33.6pt" style:use-optimal-row-height="false" fo:break-before="auto"/>
    </style:style>
    <style:style style:name="ro11" style:family="table-row">
      <style:table-row-properties style:row-height="14.35pt" style:use-optimal-row-height="false" fo:break-before="auto"/>
    </style:style>
    <style:style style:name="ro12" style:family="table-row">
      <style:table-row-properties style:row-height="16.25pt" style:use-optimal-row-height="false" fo:break-before="auto"/>
    </style:style>
    <style:style style:name="ro13" style:family="table-row">
      <style:table-row-properties style:row-height="37.35pt" style:use-optimal-row-height="false" fo:break-before="auto"/>
    </style:style>
    <style:style style:name="ro14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Valid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A valider avant de faire une demande de gravure</text:p>
          </table:table-cell>
          <table:covered-table-cell table:number-columns-repeated="6"/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number-columns-spanned="3" table:number-rows-spanned="1" table:style-name="ce8">
            <text:p>Titre du projet :</text:p>
          </table:table-cell>
          <table:covered-table-cell table:number-columns-repeated="2"/>
          <table:table-cell office:value-type="string" table:number-columns-spanned="4" table:number-rows-spanned="1" table:style-name="ce9">
            <text:p>Projet CAO : réalisation d’une carte électronique</text:p>
          </table:table-cell>
          <table:covered-table-cell table:number-columns-repeated="3"/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3" table:number-rows-spanned="1" table:style-name="ce8">
            <text:p>Groupe de TP :</text:p>
          </table:table-cell>
          <table:covered-table-cell table:number-columns-repeated="2"/>
          <table:table-cell office:value-type="string" table:number-columns-spanned="4" table:number-rows-spanned="1" table:style-name="ce10">
            <text:p>TP6</text:p>
          </table:table-cell>
          <table:covered-table-cell table:number-columns-repeated="3"/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3" table:number-rows-spanned="1" table:style-name="ce8">
            <text:p>NOMS Prénoms des étudiants :</text:p>
          </table:table-cell>
          <table:covered-table-cell table:number-columns-repeated="2"/>
          <table:table-cell office:value-type="string" table:number-columns-spanned="4" table:number-rows-spanned="1" table:style-name="ce10">
            <text:p>Popescu Alexandre_ Portier Gabriel</text:p>
          </table:table-cell>
          <table:covered-table-cell table:number-columns-repeated="3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3" table:number-rows-spanned="1" table:style-name="ce10"/>
          <table:covered-table-cell table:number-columns-repeated="2"/>
          <table:table-cell table:number-columns-spanned="4" table:number-rows-spanned="1" table:style-name="ce10"/>
          <table:covered-table-cell table:number-columns-repeated="3"/>
          <table:table-cell table:number-columns-repeated="1016" table:style-name="ce2"/>
          <table:table-cell table:number-columns-repeated="15361"/>
        </table:table-row>
        <table:table-row table:style-name="ro4">
          <table:table-cell office:value-type="string" table:number-columns-spanned="3" table:number-rows-spanned="1" table:style-name="ce11">
            <text:p>Emails des étudiants séparé par une virgule :</text:p>
          </table:table-cell>
          <table:covered-table-cell table:number-columns-repeated="2"/>
          <table:table-cell office:value-type="string" table:number-columns-spanned="4" table:number-rows-spanned="1" table:style-name="ce15">
            <text:p><text:a xlink:href="mailto:frezzander@icloud.com,">45006301@parisnanterre.fr, 45010185@parisnanterre.fr</text:a></text:p>
          </table:table-cell>
          <table:covered-table-cell table:number-columns-repeated="3"/>
          <table:table-cell table:number-columns-repeated="1016" table:style-name="ce2"/>
          <table:table-cell table:number-columns-repeated="15361"/>
        </table:table-row>
        <table:table-row table:style-name="ro5">
          <table:table-cell office:value-type="string" table:number-columns-spanned="3" table:number-rows-spanned="1" table:style-name="ce11">
            <text:p>Date et nom de l’enseignant qui a encadré la dernière séance :</text:p>
          </table:table-cell>
          <table:covered-table-cell table:number-columns-repeated="2"/>
          <table:table-cell office:value-type="string" table:number-columns-spanned="4" table:number-rows-spanned="1" table:style-name="ce10">
            <text:p>Mr Vesque (07/10/2025)</text:p>
          </table:table-cell>
          <table:covered-table-cell table:number-columns-repeated="3"/>
          <table:table-cell table:number-columns-repeated="1016" table:style-name="ce2"/>
          <table:table-cell table:number-columns-repeated="15361"/>
        </table:table-row>
        <table:table-row table:style-name="ro6">
          <table:table-cell table:number-columns-spanned="6" table:number-rows-spanned="1" table:style-name="ce10"/>
          <table:covered-table-cell table:number-columns-repeated="5"/>
          <table:table-cell office:value-type="string" table:style-name="ce3">
            <text:p>oui/non</text:p>
          </table:table-cell>
          <table:table-cell table:number-columns-repeated="16377" table:style-name="ce1"/>
        </table:table-row>
        <table:table-row table:style-name="ro7">
          <table:table-cell office:value-type="string" table:number-columns-spanned="6" table:number-rows-spanned="1" table:style-name="ce12">
            <text:p>Le contrôle des règles de conception du schéma électrique est-il correct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6377" table:style-name="ce1"/>
        </table:table-row>
        <table:table-row table:style-name="ro8">
          <table:table-cell office:value-type="string" table:number-columns-spanned="6" table:number-rows-spanned="1" table:style-name="ce12">
            <text:p>Votre carte fait-elle moins de 5cm de long et 11 cm de large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6377" table:style-name="ce1"/>
        </table:table-row>
        <table:table-row table:style-name="ro8">
          <table:table-cell office:value-type="string" table:number-columns-spanned="6" table:number-rows-spanned="1" table:style-name="ce12">
            <text:p>Avez-vous vérifié qu’il y a au moins deux trous de fixation à 8 cm d’écart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6377" table:style-name="ce1"/>
        </table:table-row>
        <table:table-row table:style-name="ro9">
          <table:table-cell office:value-type="string" table:number-columns-spanned="6" table:number-rows-spanned="1" table:style-name="ce12">
            <text:p>Les trous vérifient-ils un diamètre de :</text:p>
            <text:p>- 1mm pour le connecteur 2x5</text:p>
            <text:p>- 3,2mm pour les trous de fixation</text:p>
            <text:p>- 0,8mm pour les autres trous (dont le support du capteur ultrason)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6" table:number-rows-spanned="1" table:style-name="ce12">
            <text:p>En visualisation 3D avez-vous vérifié que :</text:p>
            <text:p>- les capteurs IR sont en dessous,</text:p>
            <text:p>- le connecteur 1x4 pour le capteur US est au dessus</text:p>
            <text:p>- le connecteur 2x5 pour la nappe est au dessus</text:p>
          </table:table-cell>
          <table:covered-table-cell table:number-columns-repeated="5"/>
          <table:table-cell table:style-name="ce4"/>
          <table:table-cell table:number-columns-repeated="16377" table:style-name="ce1"/>
        </table:table-row>
        <table:table-row table:style-name="ro3">
          <table:table-cell office:value-type="string" table:number-columns-spanned="6" table:number-rows-spanned="1" table:style-name="ce12">
            <text:p>Y a t-il assez de place pour souder sur les pastilles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Tous les diamètres de pastilles sont-ils supérieurs ou égales à 2mm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Toutes les pistes sont-elles de largeur supérieur ou égale à 0,4mm ? Les pistes d’alimentation un peu plus large (0,6mn)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Tous les espacements entre les pistes sont-ils supérieurs ou égales à 0,4mm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10">
          <table:table-cell office:value-type="string" table:number-columns-spanned="6" table:number-rows-spanned="1" table:style-name="ce12">
            <text:p>Avez-vous vérifié que tous les vias et toutes les soudures ne se trouvent pas sous un composant (empreinte) où la soudure sera impossible 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Avez-vous sérigraphié votre groupe de TP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11">
          <table:table-cell office:value-type="string" table:number-columns-spanned="6" table:number-rows-spanned="1" table:style-name="ce12">
            <text:p>Avez-vous sérigraphié les 3 1ère lettre de vos noms de part et d’autre de la carte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Avez-vous fait le plan de masse sur les deux couches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Le plan de masse passe t-il bien partout (pas de zones vides)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Le contrôle des règles de conception du routage est-il correct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Avez-vous généré les fichiers de fabrication -B.Cu.gbr (couche du dessus); -F.Cu.gbr (couche du dessous) ; -Edge.Cuts.gbr(couche contour carte) et -.drl (fichier de perçage) 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Avez placés les fichiers générés (cf. ci-dessus) ainsi que la fiche de validation dans un fichier compressé 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Le fichier compressé (cf. ci-dessus) est-il bien sous la forme TP1-XXX-YYY avec XXX et YYY les 3 1ère lettres des noms des binômes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12">
          <table:table-cell office:value-type="string" table:number-columns-spanned="6" table:number-rows-spanned="1" table:style-name="ce12">
            <text:p>Avez-vous vérifié les fichiers de fabrication sous Gerbview (par rapport à votre PCB) ?</text:p>
          </table:table-cell>
          <table:covered-table-cell table:number-columns-repeated="5"/>
          <table:table-cell office:value-type="string" table:style-name="ce4">
            <text:p>OUI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office:value-type="string" table:number-columns-spanned="6" table:number-rows-spanned="1" table:style-name="ce12">
            <text:p>ATTENTION : Avez-vous réalisé des modifications après la génération des fichiers de fabrication ?</text:p>
          </table:table-cell>
          <table:covered-table-cell table:number-columns-repeated="5"/>
          <table:table-cell office:value-type="string" table:style-name="ce4">
            <text:p>NON</text:p>
          </table:table-cell>
          <table:table-cell table:number-columns-repeated="1016" table:style-name="ce2"/>
          <table:table-cell table:number-columns-repeated="15361"/>
        </table:table-row>
        <table:table-row table:style-name="ro13">
          <table:table-cell office:value-type="string" table:number-columns-spanned="6" table:number-rows-spanned="1" table:style-name="ce13">
            <text:p>Date de validation :</text:p>
          </table:table-cell>
          <table:covered-table-cell table:number-columns-repeated="5"/>
          <table:table-cell office:value-type="date" office:date-value="2025-10-07T00:00:00" table:style-name="ce16">
            <text:p>07/10/2025</text:p>
          </table:table-cell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7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3">
          <table:table-cell table:number-columns-spanned="6" table:number-rows-spanned="1" table:style-name="ce14"/>
          <table:covered-table-cell table:number-columns-repeated="5"/>
          <table:table-cell table:style-name="ce5"/>
          <table:table-cell table:number-columns-repeated="1016" table:style-name="ce2"/>
          <table:table-cell table:number-columns-repeated="15361"/>
        </table:table-row>
        <table:table-row table:number-rows-repeated="65494" table:style-name="ro3">
          <table:table-cell table:number-columns-repeated="6" table:style-name="ce6"/>
          <table:table-cell table:style-name="ce5"/>
          <table:table-cell table:number-columns-repeated="1016" table:style-name="ce2"/>
          <table:table-cell table:number-columns-repeated="15361"/>
        </table:table-row>
        <table:table-row table:number-rows-repeated="983043" table:style-name="ro14">
          <table:table-cell table:number-columns-repeated="16384"/>
        </table:table-row>
      </table:table>
      <table:named-expressions>
        <table:named-expression table:name="SHARED_FORMULA_7_15_7_15_1" table:expression="of:=&quot;[.F16]*[.G16]&quot;" table:base-cell-address="Validation.$A$1"/>
        <table:named-expression table:name="SHARED_FORMULA_7_33_7_33_1" table:expression="of:=&quot;[.F34]*[.G34]&quot;" table:base-cell-address="Validatio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number:number-style style:name="N37P0">
      <number:number number:decimal-places="2" number:min-decimal-places="2" number:min-integer-digits="1" number:grouping="true"/>
      <number:text> F </number:text>
    </number:number-style>
    <number:number-style style:name="N37P1">
      <number:number number:decimal-places="2" number:min-decimal-places="2" number:min-integer-digits="1" number:grouping="true"/>
      <number:text> F </number:text>
    </number:number-style>
    <number:number-style style:name="N37P2">
      <number:text>-</number:text>
      <number:number number:decimal-places="0" number:min-decimal-places="0" number:min-integer-digits="0">
        <number:embedded-text number:position="0"> F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uro" style:family="table-cell" style:data-style-name="N36">
      <style:table-cell-properties style:vertical-align="automatic" fo:background-color="transparent"/>
    </style:style>
    <style:style style:name="Excel_BuiltIn_Currency" style:family="table-cell" style:data-style-name="N37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78740157480315in" fo:margin-left="0.551574803149606in" fo:margin-right="0.27559055118110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00-333-02</meta:initial-creator>
    <dc:creator>Portier Gabriel</dc:creator>
    <meta:creation-date>2002-09-13T15:32:29Z</meta:creation-date>
    <dc:date>2025-10-07T09:54:53Z</dc:date>
    <meta:print-date>2010-03-19T09:35:57Z</meta:print-date>
    <meta:editing-cycles>39</meta:editing-cycles>
    <meta:editing-duration>PT21356S</meta:editing-duration>
  </office:meta>
</office:document-meta>
</file>